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c1859" officeooo:paragraph-rsid="000c1859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da66a" officeooo:paragraph-rsid="000da66a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01524" officeooo:paragraph-rsid="001015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14b66" officeooo:paragraph-rsid="00114b66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33333" style:font-name="Open Sans" fo:font-size="14pt" fo:letter-spacing="normal" fo:font-style="normal" fo:font-weight="bold" officeooo:rsid="00101524" officeooo:paragraph-rsid="0010152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akar" fo:font-size="10.5pt" fo:letter-spacing="normal" fo:font-style="normal" fo:font-weight="normal" officeooo:rsid="000da66a" officeooo:paragraph-rsid="000da66a"/>
    </style:style>
    <style:style style:name="P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33333" style:font-name="aakar" fo:font-size="10.5pt" fo:letter-spacing="normal" fo:font-style="normal" fo:font-weight="normal" officeooo:rsid="000da66a" officeooo:paragraph-rsid="000da66a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f4f99" officeooo:paragraph-rsid="00172d3b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a2b2b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85ad1" officeooo:paragraph-rsid="00085ad1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818b5" officeooo:paragraph-rsid="001818b5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18c3c8" officeooo:paragraph-rsid="0018c3c8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paragraph-rsid="0019f28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818b5"/>
    </style:style>
    <style:style style:name="T3" style:family="text">
      <style:text-properties officeooo:rsid="0019f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8-100-02-2063-04-01</text:p>
      <text:p text:style-name="P10"/>
      <text:p text:style-name="P13">2063</text:p>
      <text:p text:style-name="P13">64-65–31</text:p>
      <text:p text:style-name="P13">66-68–185</text:p>
      <text:p text:style-name="P13">69-69–4</text:p>
      <text:p text:style-name="P13"/>
      <text:p text:style-name="P13">2064</text:p>
      <text:p text:style-name="P13"/>
      <text:p text:style-name="P13">1-2–18</text:p>
      <text:p text:style-name="P13">3-5–367</text:p>
      <text:p text:style-name="P13">6-9–1976</text:p>
      <text:p text:style-name="P13">10-11–82</text:p>
      <text:p text:style-name="P13">12-15–4966</text:p>
      <text:p text:style-name="P13">16-18–675</text:p>
      <text:p text:style-name="P13">19-20–14</text:p>
      <text:p text:style-name="P13"/>
      <text:p text:style-name="P13">2065</text:p>
      <text:p text:style-name="P13"/>
      <text:p text:style-name="P13">1-1–3</text:p>
      <text:p text:style-name="P13">2-4–128</text:p>
      <text:p text:style-name="P13">5-7–111</text:p>
      <text:p text:style-name="P13">8-10–386</text:p>
      <text:p text:style-name="P13">11-14–5593</text:p>
      <text:p text:style-name="P13">15-17–335</text:p>
      <text:p text:style-name="P13">18-21–21666</text:p>
      <text:p text:style-name="P13">22-24–631</text:p>
      <text:p text:style-name="P13">25-27–658</text:p>
      <text:p text:style-name="P13">28-29–48</text:p>
      <text:p text:style-name="P13"/>
      <text:p text:style-name="P13">2066</text:p>
      <text:p text:style-name="P13"/>
      <text:p text:style-name="P13">1-1–5</text:p>
      <text:p text:style-name="P13">5-7–663</text:p>
      <text:p text:style-name="P13">8-10–343</text:p>
      <text:p text:style-name="P13">11-14–3469</text:p>
      <text:p text:style-name="P13">15-17–512</text:p>
      <text:p text:style-name="P13">18-21–7641</text:p>
      <text:p text:style-name="P13">22-24–694</text:p>
      <text:p text:style-name="P13">25-27–115</text:p>
      <text:p text:style-name="P13">28-31–9111</text:p>
      <text:p text:style-name="P13">32-34–432</text:p>
      <text:p text:style-name="P13">35-37–131</text:p>
      <text:p text:style-name="P13">39-41–165</text:p>
      <text:p text:style-name="P13">42-45–4411</text:p>
      <text:p text:style-name="P13">46-48–115</text:p>
      <text:p text:style-name="P13">49-52–1144</text:p>
      <text:p text:style-name="P13">53-55–567</text:p>
      <text:p text:style-name="P13">56-57–15</text:p>
      <text:p text:style-name="P13">58-60–966</text:p>
      <text:p text:style-name="P13">61-62–37</text:p>
      <text:p text:style-name="P13"/>
      <text:p text:style-name="P13">2067</text:p>
      <text:p text:style-name="P13">1-1–4</text:p>
      <text:p text:style-name="P13">2-5–1666</text:p>
      <text:p text:style-name="P13">6-8–331</text:p>
      <text:p text:style-name="P13">9-12–1173</text:p>
      <text:p text:style-name="P13">13-15–726</text:p>
      <text:p text:style-name="P13">16-18–135</text:p>
      <text:p text:style-name="P13"><text:soft-page-break/>19-21–115</text:p>
      <text:p text:style-name="P13">22-25–7919</text:p>
      <text:p text:style-name="P13">26-28–676</text:p>
      <text:p text:style-name="P13">29-30–541</text:p>
      <text:p text:style-name="P13">31-33–633</text:p>
      <text:p text:style-name="P13">34-37–1392</text:p>
      <text:p text:style-name="P13">38-40–565</text:p>
      <text:p text:style-name="P13">41-43–421</text:p>
      <text:p text:style-name="P13">44-44–9</text:p>
      <text:p text:style-name="P13">2-4–195</text:p>
      <text:p text:style-name="P13"/>
      <text:p text:style-name="P13"/>
      <text:p text:style-name="P13"/>
      <text:p text:style-name="P13"/>
      <text:p text:style-name="P1"/>
      <text:p text:style-name="P14">08-100-02-2070-04-01<text:span text:style-name="T3">(</text:span><text:span text:style-name="T2">already done:</text:span><text:span text:style-name="T3">)</text:span></text:p>
      <text:p text:style-name="P11"/>
      <text:p text:style-name="P12"/>
      <text:p text:style-name="P5">2070</text:p>
      <text:p text:style-name="P5"/>
      <text:p text:style-name="P5">1-3–658</text:p>
      <text:p text:style-name="P5">4-6–171</text:p>
      <text:p text:style-name="P5">7-9–667</text:p>
      <text:p text:style-name="P5">10-12–676</text:p>
      <text:p text:style-name="P5">13-15–664</text:p>
      <text:p text:style-name="P5">16-18–164</text:p>
      <text:p text:style-name="P5">19-21–774</text:p>
      <text:p text:style-name="P5">22-24–698</text:p>
      <text:p text:style-name="P5">25-27–269</text:p>
      <text:p text:style-name="P5">28-31–966</text:p>
      <text:p text:style-name="P5">32-34–764</text:p>
      <text:p text:style-name="P5">35-37–521</text:p>
      <text:p text:style-name="P5">38-40–767</text:p>
      <text:p text:style-name="P5">41-43–775</text:p>
      <text:p text:style-name="P5">44-45–61</text:p>
      <text:p text:style-name="P5">46-48–866</text:p>
      <text:p text:style-name="P5">49-51–253</text:p>
      <text:p text:style-name="P5">52-54–264</text:p>
      <text:p text:style-name="P5">55-57–859</text:p>
      <text:p text:style-name="P5">58-58-7</text:p>
      <text:p text:style-name="P5"/>
      <text:p text:style-name="P5">2071</text:p>
      <text:p text:style-name="P5">1-3–857</text:p>
      <text:p text:style-name="P5">4-6–775</text:p>
      <text:p text:style-name="P5">7-8–46</text:p>
      <text:p text:style-name="P5">9-11–419</text:p>
      <text:p text:style-name="P5">12-14–475</text:p>
      <text:p text:style-name="P5">15-17–878</text:p>
      <text:p text:style-name="P5">18-20–546</text:p>
      <text:p text:style-name="P5">21-22–19</text:p>
      <text:p text:style-name="P5"/>
      <text:p text:style-name="P5"/>
      <text:p text:style-name="P1"/>
      <text:p text:style-name="P1"/>
      <text:p text:style-name="P1">08-100-02-2075-04-01</text:p>
      <text:p text:style-name="P1"/>
      <text:p text:style-name="P2">husband address all pakhribash-2</text:p>
      <text:p text:style-name="P2"/>
      <text:p text:style-name="P7"/>
      <text:p text:style-name="P8"><text:soft-page-break/><text:span text:style-name="T1">3 no</text:span> </text:p>
      <text:p text:style-name="P8"/>
      <text:p text:style-name="P3">08-100-03-2073-04-01</text:p>
      <text:p text:style-name="P3"/>
      <text:p text:style-name="P3">husband address all 3</text:p>
      <text:p text:style-name="P3"/>
      <text:p text:style-name="P3"/>
      <text:p text:style-name="P3">08-100-03-2063-04-01</text:p>
      <text:p text:style-name="P9"><text:s/></text:p>
      <text:p text:style-name="P9"><text:line-break/></text:p>
      <text:p text:style-name="P6">4no ko</text:p>
      <text:p text:style-name="P4">08-100-02-2052-04-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21:55:16.165103713</meta:creation-date>
    <meta:generator>LibreOffice/6.4.7.2$Linux_X86_64 LibreOffice_project/40$Build-2</meta:generator>
    <dc:date>2021-06-27T10:46:20.027646529</dc:date>
    <meta:editing-duration>PT2H1M1S</meta:editing-duration>
    <meta:editing-cycles>12</meta:editing-cycles>
    <meta:document-statistic meta:table-count="0" meta:image-count="0" meta:object-count="0" meta:page-count="3" meta:paragraph-count="102" meta:word-count="191" meta:character-count="928" meta:non-whitespace-character-count="916"/>
  </office:meta>
</office:document-meta>
</file>